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か、完全に迷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口どころか、来た道さえも分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す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！　む、向こうから何か来る！　魔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！　一人じゃどうしようもない！
か、隠れなき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ここだ！！　この道だ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ぅ～！　危ない危ない、煉絶の姫君とも
あろう者が、このままずっと迷子になるとこ
だった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ロッジに戻ったら水浴びして汗を
流そーっと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さか・・・れ、煉絶の姫君が
この森に潜んでいただなん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演習どころではありません！　すぐに
みなさんに知らせに戻らなければ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帰り道が分からない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まま後をつけて、隠れ家を
特定するのが今のあたしの役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この木に仲間宛のメッセージを
刻んで・・・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いざ・・・敵地へ潜入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ていない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that hasn't undergone a
manaphylactic reacti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